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00a74d8"/>
    </style:style>
    <style:style style:name="P3" style:family="paragraph" style:parent-style-name="Preformatted_20_Text">
      <style:paragraph-properties fo:text-align="center" style:justify-single-word="false"/>
      <style:text-properties fo:font-weight="bold" style:font-weight-asian="bold" style:font-weight-complex="bold"/>
    </style:style>
    <style:style style:name="P4" style:family="paragraph" style:parent-style-name="Preformatted_20_Text">
      <style:paragraph-properties fo:text-align="center" style:justify-single-word="false"/>
      <style:text-properties officeooo:rsid="000a74d8" officeooo:paragraph-rsid="000a74d8"/>
    </style:style>
    <style:style style:name="P5" style:family="paragraph" style:parent-style-name="Preformatted_20_Text">
      <style:paragraph-properties fo:text-align="center" style:justify-single-word="false"/>
      <style:text-properties style:text-underline-style="solid" style:text-underline-width="auto" style:text-underline-color="font-color" fo:font-weight="bold" officeooo:rsid="000a74d8" officeooo:paragraph-rsid="000a74d8" style:font-weight-asian="bold" style:font-weight-complex="bold"/>
    </style:style>
    <style:style style:name="P6" style:family="paragraph" style:parent-style-name="Preformatted_20_Text">
      <style:paragraph-properties fo:text-align="center" style:justify-single-word="false"/>
      <style:text-properties fo:font-size="14pt" fo:font-weight="bold" officeooo:paragraph-rsid="000a74d8" style:font-size-asian="14pt" style:font-weight-asian="bold" style:font-size-complex="14pt" style:font-weight-complex="bold"/>
    </style:style>
    <style:style style:name="P7" style:family="paragraph" style:parent-style-name="Preformatted_20_Text">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Preformatted_20_Text">
      <style:paragraph-properties fo:text-align="center" style:justify-single-word="false"/>
      <style:text-properties fo:font-size="10pt" fo:font-weight="normal" officeooo:rsid="000a74d8" officeooo:paragraph-rsid="000a74d8" style:font-size-asian="10pt" style:font-weight-asian="normal" style:font-size-complex="10pt" style:font-weight-complex="normal"/>
    </style:style>
    <style:style style:name="P9" style:family="paragraph" style:parent-style-name="Preformatted_20_Text">
      <style:paragraph-properties fo:text-align="center" style:justify-single-word="false"/>
      <style:text-properties fo:font-size="10pt" style:text-underline-style="solid" style:text-underline-width="auto" style:text-underline-color="font-color" fo:font-weight="bold" officeooo:rsid="000a74d8" officeooo:paragraph-rsid="000a74d8" style:font-size-asian="10pt" style:font-weight-asian="bold" style:font-size-complex="10pt" style:font-weight-complex="bold"/>
    </style:style>
    <style:style style:name="P10" style:family="paragraph" style:parent-style-name="Preformatted_20_Text">
      <style:paragraph-properties fo:text-align="center" style:justify-single-word="false"/>
      <style:text-properties fo:font-size="10pt" style:text-underline-style="none" fo:font-weight="normal" officeooo:rsid="000a74d8" officeooo:paragraph-rsid="000a74d8" style:font-size-asian="10pt" style:font-weight-asian="normal" style:font-size-complex="10pt" style:font-weight-complex="normal"/>
    </style:style>
    <style:style style:name="T1" style:family="text">
      <style:text-properties officeooo:rsid="000a74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eface to Collected Poems from the Orchid Pavil-</text:p>
      <text:p text:style-name="P7">ion</text:p>
      <text:p text:style-name="P5">Review</text:p>
      <text:p text:style-name="P4">The original chinese names for poems is Odes. </text:p>
      <text:p text:style-name="P2"><text:span text:style-name="T1">There is generally a format to the poems, and we can generally guess what the theme of the song is based on the first two lines of the book of odes. They are a little bit like the sound track for a film. We can base the context of the situation on these two lines, a bit like the <text:s/></text:span></text:p>
      <text:p text:style-name="P6"/>
      <text:p text:style-name="P8">During this time, specifically during the Han dynasty, there were a collection of writers who would compose lengthy rhapsodies regarding the philosophies of the day. </text:p>
      <text:p text:style-name="P8">These writers would address the meaning of life. The writers would try to show off their command of the language. By the end of the Han dynasty, however, the language had evolved. </text:p>
      <text:p text:style-name="P8">Chinese language is the “Han” language. </text:p>
      <text:p text:style-name="P8">Long flowing robes are the Han robes. </text:p>
      <text:p text:style-name="P8"/>
      <text:p text:style-name="P8"/>
      <text:p text:style-name="P9">History of China</text:p>
      <text:p text:style-name="P10">Chaos (lol)</text:p>
      <text:p text:style-name="P10"/>
      <text:p text:style-name="P10">• 1600-1050 B.C.: Shang Dynasty - The earliest ruling dynasty of China to be established in recorded history, the Shang was headed by a tribal chief named Tan. The Shang era is marked by intellectual advances in astronomy and math.</text:p>
      <text:p text:style-name="P10"/>
      <text:p text:style-name="P8">Zhou dynasty (Book of Odes, feudal kingdown that lasted 700 yeas) </text:p>
      <text:p text:style-name="P8">*</text:p>
      <text:p text:style-name="P8">Qin dynasty (Unified the writing system, lasted 16 years) – China name</text:p>
      <text:p text:style-name="P8">*Hard legal society</text:p>
      <text:p text:style-name="P8">Han Dynasty(Language became more evolved, lasted 400 years) </text:p>
      <text:p text:style-name="P8">*based on humanistic society, encouraged philosophy.</text:p>
      <text:p text:style-name="P8">The government to end all governments. </text:p>
      <text:p text:style-name="P8">When the Han dynasty fell it created a huge intellectual crisis. In a philosophical manner, it was the end of any harmony. <text:s/></text:p>
      <text:p text:style-name="P8"/>
      <text:p text:style-name="P8">Southern dynasties: strict division of classes, after the han dynasty it was based on your cultural abilities. First, how you express yourself, and second your writing skills. </text:p>
      <text:p text:style-name="P8">Post han, if you belonged to the elite class, you did not pay taxes and you were not required to </text:p>
      <text:p text:style-name="P6"/>
      <text:p text:style-name="P7">Cao Pi "A discourse on Literature" </text:p>
      <text:p text:style-name="P3"/>
      <text:p text:style-name="P2"/>
      <text:p text:style-name="P1">First essay devoted to the discussion of Literature.</text:p>
      <text:p text:style-name="P1">The time period is 187-126 AD. It discusses the idea of reputation and talent</text:p>
      <text:p text:style-name="P1">when obtaining literary abiltiies. </text:p>
      <text:p text:style-name="P1">We see our first idiom here, "A worn-out broom is worth more than a thousand pieces of gold, </text:p>
      <text:p text:style-name="P1">as ong as it belongs to me" </text:p>
      <text:p text:style-name="P1"/>
      <text:p text:style-name="P1">The great literary men of the day are Kong Rong, Chen Lin, Wang Can, </text:p>
      <text:p text:style-name="P1">Xu Gan, Ruan Yu, Ying chang, and Liu Zhen. </text:p>
      <text:p text:style-name="P1"/>
      <text:p text:style-name="P1">Not exactly sure what he means by a superior person measures himself </text:p>
      <text:p text:style-name="P1">to avoid the entanglements of envy. </text:p>
      <text:p text:style-name="P1"/>
      <text:p text:style-name="P1">The writer goes on to evaluate the writing abilities of all the </text:p>
      <text:p text:style-name="P1">most influential writers of the day. </text:p>
      <text:p text:style-name="P1"/>
      <text:p text:style-name="P1"/>
      <text:p text:style-name="P2"><text:soft-page-break/></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06T14:31:11.518406869</dc:date>
    <meta:editing-duration>PT53M31S</meta:editing-duration>
    <meta:editing-cycles>1</meta:editing-cycles>
    <meta:document-statistic meta:table-count="0" meta:image-count="0" meta:object-count="0" meta:page-count="2" meta:paragraph-count="34" meta:word-count="423" meta:character-count="2409" meta:non-whitespace-character-count="1995"/>
    <meta:generator>LibreOffice/7.6.4.1$Linux_X86_64 LibreOffice_project/60$Build-1</meta:generator>
  </office:meta>
</office:document-meta>
</file>